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49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151" manifest:media-type="application/vnd.sun.star.oleobjec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153" manifest:media-type="application/vnd.sun.star.oleobjec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55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40" manifest:media-type="application/vnd.sun.star.oleobject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152" manifest:media-type="application/vnd.sun.star.oleobject"/>
  <manifest:file-entry manifest:full-path="Obj139" manifest:media-type="application/vnd.sun.star.oleobject"/>
  <manifest:file-entry manifest:full-path="Obj154" manifest:media-type="application/vnd.sun.star.oleobjec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42" manifest:media-type="application/vnd.sun.star.oleobject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38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50" manifest:media-type="application/vnd.sun.star.oleobject"/>
  <manifest:file-entry manifest:full-path="Obj137" manifest:media-type="application/vnd.sun.star.oleobject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  <manifest:file-entry manifest:full-path="Obj135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133" manifest:media-type="application/vnd.sun.star.oleobject"/>
  <manifest:file-entry manifest:full-path="Obj136" manifest:media-type="application/vnd.sun.star.oleobject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134" manifest:media-type="application/vnd.sun.star.oleobject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141" manifest:media-type="application/vnd.sun.star.oleobject"/>
  <manifest:file-entry manifest:full-path="Obj143" manifest:media-type="application/vnd.sun.star.oleobject"/>
  <manifest:file-entry manifest:full-path="Obj144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147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148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1cm" style:rel-column-width="567*"/>
    </style:style>
    <style:style style:name="Table1.B" style:family="table-column">
      <style:table-column-properties style:column-width="14.921cm" style:rel-column-width="84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5.92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1cm" style:rel-column-width="567*"/>
    </style:style>
    <style:style style:name="Table3.B" style:family="table-column">
      <style:table-column-properties style:column-width="14.921cm" style:rel-column-width="845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15.92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1cm" style:rel-column-width="567*"/>
    </style:style>
    <style:style style:name="Table5.B" style:family="table-column">
      <style:table-column-properties style:column-width="14.921cm" style:rel-column-width="845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15.92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cm" style:rel-column-width="567*"/>
    </style:style>
    <style:style style:name="Table7.B" style:family="table-column">
      <style:table-column-properties style:column-width="14.921cm" style:rel-column-width="845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5.92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1cm" style:rel-column-width="567*"/>
    </style:style>
    <style:style style:name="Table9.B" style:family="table-column">
      <style:table-column-properties style:column-width="14.921cm" style:rel-column-width="845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15.921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921cm" table:align="margins" style:writing-mode="lr-tb"/>
    </style:style>
    <style:style style:name="Table11.A" style:family="table-column">
      <style:table-column-properties style:column-width="1cm" style:rel-column-width="567*"/>
    </style:style>
    <style:style style:name="Table11.B" style:family="table-column">
      <style:table-column-properties style:column-width="14.921cm" style:rel-column-width="845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15.921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.921cm" table:align="margins" style:writing-mode="lr-tb"/>
    </style:style>
    <style:style style:name="Table13.A" style:family="table-column">
      <style:table-column-properties style:column-width="1cm" style:rel-column-width="567*"/>
    </style:style>
    <style:style style:name="Table13.B" style:family="table-column">
      <style:table-column-properties style:column-width="14.921cm" style:rel-column-width="845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4" style:family="table">
      <style:table-properties style:width="15.921cm" table:align="margins" style:writing-mode="lr-tb"/>
    </style:style>
    <style:style style:name="Table14.A" style:family="table-column">
      <style:table-column-properties style:column-width="15.921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5.921cm" table:align="margins" style:writing-mode="lr-tb"/>
    </style:style>
    <style:style style:name="Table15.A" style:family="table-column">
      <style:table-column-properties style:column-width="1cm" style:rel-column-width="567*"/>
    </style:style>
    <style:style style:name="Table15.B" style:family="table-column">
      <style:table-column-properties style:column-width="14.921cm" style:rel-column-width="8459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15.921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.921cm" table:align="margins" style:writing-mode="lr-tb"/>
    </style:style>
    <style:style style:name="Table17.A" style:family="table-column">
      <style:table-column-properties style:column-width="1cm" style:rel-column-width="567*"/>
    </style:style>
    <style:style style:name="Table17.B" style:family="table-column">
      <style:table-column-properties style:column-width="14.921cm" style:rel-column-width="8459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8" style:family="table">
      <style:table-properties style:width="15.921cm" table:align="margins" style:writing-mode="lr-tb"/>
    </style:style>
    <style:style style:name="Table18.A" style:family="table-column">
      <style:table-column-properties style:column-width="15.921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.921cm" table:align="margins" style:writing-mode="lr-tb"/>
    </style:style>
    <style:style style:name="Table19.A" style:family="table-column">
      <style:table-column-properties style:column-width="1cm" style:rel-column-width="567*"/>
    </style:style>
    <style:style style:name="Table19.B" style:family="table-column">
      <style:table-column-properties style:column-width="14.921cm" style:rel-column-width="845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20" style:family="table">
      <style:table-properties style:width="15.921cm" table:align="margins" style:writing-mode="lr-tb"/>
    </style:style>
    <style:style style:name="Table20.A" style:family="table-column">
      <style:table-column-properties style:column-width="15.921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921cm" table:align="margins" style:writing-mode="lr-tb"/>
    </style:style>
    <style:style style:name="Table21.A" style:family="table-column">
      <style:table-column-properties style:column-width="1cm" style:rel-column-width="567*"/>
    </style:style>
    <style:style style:name="Table21.B" style:family="table-column">
      <style:table-column-properties style:column-width="14.921cm" style:rel-column-width="8459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2" style:family="table">
      <style:table-properties style:width="15.921cm" table:align="margins" style:writing-mode="lr-tb"/>
    </style:style>
    <style:style style:name="Table22.A" style:family="table-column">
      <style:table-column-properties style:column-width="15.921cm" style:rel-column-width="65535*"/>
    </style:style>
    <style:style style:name="Table22.A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size="9pt" officeooo:paragraph-rsid="000ad70b" style:font-size-asian="9pt" style:font-size-complex="9pt"/>
    </style:style>
    <style:style style:name="P6" style:family="paragraph" style:parent-style-name="HTML_20_Preformatted">
      <loext:graphic-properties draw:fill="solid" draw:fill-color="#ffffff"/>
      <style:paragraph-properties fo:line-height="125%" fo:background-color="#ffffff"/>
    </style:style>
    <style:style style:name="P7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8" style:family="paragraph" style:parent-style-name="HTML_20_Preformatted">
      <loext:graphic-properties draw:fill="solid" draw:fill-color="#ffffff"/>
      <style:paragraph-properties style:line-height-at-least="0.55cm" fo:background-color="#ffffff"/>
    </style:style>
    <style:style style:name="P9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0" style:family="paragraph" style:parent-style-name="HTML_20_Preformatted">
      <loext:graphic-properties draw:fill="solid" draw:fill-color="#ffffff"/>
      <style:paragraph-properties fo:margin-left="0cm" fo:margin-right="0cm" fo:line-height="125%" fo:text-indent="1.251cm" style:auto-text-indent="false" fo:background-color="#ffffff"/>
    </style:style>
    <style:style style:name="P11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</style:style>
    <style:style style:name="P12" style:family="paragraph" style:parent-style-name="HTML_20_Preformatted">
      <loext:graphic-properties draw:fill="solid" draw:fill-color="#ffffff"/>
      <style:paragraph-properties fo:margin-left="0cm" fo:margin-right="0cm" fo:line-height="125%" fo:text-indent="1.25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13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14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style:font-name="Times New Roman" fo:font-size="14pt" style:font-size-asian="14pt" style:font-name-complex="Times New Roman1" style:font-size-complex="14pt" style:font-style-complex="italic"/>
    </style:style>
    <style:style style:name="P15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6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7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 fo:text-align="justify" style:justify-single-word="false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00%" fo:text-indent="0cm" style:auto-text-indent="false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31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33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3.5pt" style:font-size-asian="13.5pt" style:font-name-complex="Times New Roman1" style:font-size-complex="13.5pt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.5pt" style:font-name-asian="Times New Roman1" style:font-size-asian="10.5pt" style:language-asian="ru" style:country-asian="RU" style:font-name-complex="Courier New1" style:font-size-complex="10.5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72fb9"/>
    </style:style>
    <style:style style:name="P41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rsid="00072fb9" officeooo:paragraph-rsid="00072fb9"/>
    </style:style>
    <style:style style:name="P43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5" style:family="paragraph" style:parent-style-name="Standard">
      <style:paragraph-properties fo:margin-left="0cm" fo:margin-right="0cm" fo:line-height="100%" fo:text-indent="1.249cm" style:auto-text-indent="false"/>
    </style:style>
    <style:style style:name="P46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48" style:family="paragraph" style:parent-style-name="List_20_Paragraph" style:list-style-name="WWNum3">
      <style:paragraph-properties fo:line-height="150%"/>
    </style:style>
    <style:style style:name="P49" style:family="paragraph" style:parent-style-name="List_20_Paragraph" style:list-style-name="WWNum3">
      <style:paragraph-properties fo:margin-left="0cm" fo:margin-right="0cm" fo:line-height="150%" fo:text-align="justify" style:justify-single-word="false" fo:text-indent="1.249cm" style:auto-text-indent="false"/>
    </style:style>
    <style:style style:name="P50" style:family="paragraph" style:parent-style-name="Table_20_Contents"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Table_20_Contents">
      <style:text-properties style:font-name="Times New Roman" fo:font-size="14pt" officeooo:rsid="00072fb9" officeooo:paragraph-rsid="00072fb9" style:font-size-asian="14pt" style:font-name-complex="Times New Roman1" style:font-size-complex="14pt"/>
    </style:style>
    <style:style style:name="P52" style:family="paragraph" style:parent-style-name="Table_20_Contents">
      <style:text-properties style:font-name="Times New Roman" fo:font-size="14pt" officeooo:rsid="000d27cd" officeooo:paragraph-rsid="000d27cd" style:font-name-asian="Times New Roman1" style:font-size-asian="14pt" style:font-name-complex="Times New Roman1" style:font-size-complex="14pt"/>
    </style:style>
    <style:style style:name="P53" style:family="paragraph" style:parent-style-name="Table_20_Contents">
      <style:text-properties style:font-name="Times New Roman" fo:font-size="9pt" style:font-size-asian="9pt" style:font-name-complex="Times New Roman1" style:font-size-complex="9pt"/>
    </style:style>
    <style:style style:name="P54" style:family="paragraph" style:parent-style-name="Table_20_Contents">
      <style:text-properties officeooo:rsid="0009067c" officeooo:paragraph-rsid="0009067c"/>
    </style:style>
    <style:style style:name="P55" style:family="paragraph" style:parent-style-name="Table_20_Contents">
      <style:text-properties fo:font-size="9pt" style:font-size-asian="9pt" style:font-size-complex="9pt"/>
    </style:style>
    <style:style style:name="P56" style:family="paragraph" style:parent-style-name="Table_20_Contents">
      <style:text-properties officeooo:rsid="000ad70b" officeooo:paragraph-rsid="000ad70b"/>
    </style:style>
    <style:style style:name="P57" style:family="paragraph" style:parent-style-name="Table_20_Contents">
      <style:text-properties style:font-name="Calibri1" fo:font-size="11pt" officeooo:rsid="000ad70b" officeooo:paragraph-rsid="000ad70b" style:font-name-asian="Times New Roman1" style:font-size-asian="11pt" style:font-name-complex="Courier New1" style:font-size-complex="11pt"/>
    </style:style>
    <style:style style:name="P58" style:family="paragraph" style:parent-style-name="Table_20_Contents">
      <style:text-properties style:font-name="Calibri1" fo:font-size="11pt" officeooo:rsid="000d27cd" officeooo:paragraph-rsid="000d27cd" style:font-name-asian="Times New Roman1" style:font-size-asian="11pt" style:font-name-complex="Courier New1" style:font-size-complex="11pt"/>
    </style:style>
    <style:style style:name="P59" style:family="paragraph" style:parent-style-name="Table_20_Contents">
      <style:text-properties officeooo:rsid="000d27cd" officeooo:paragraph-rsid="000d27cd"/>
    </style:style>
    <style:style style:name="P60" style:family="paragraph" style:parent-style-name="Table_20_Contents">
      <style:paragraph-properties fo:margin-left="0cm" fo:margin-right="0cm" fo:line-height="150%" fo:text-indent="0cm" style:auto-text-indent="false"/>
      <style:text-properties style:font-name="Times New Roman" fo:font-size="14pt" officeooo:rsid="00072fb9" officeooo:paragraph-rsid="00072fb9" style:font-size-asian="14pt" style:font-name-complex="Times New Roman1" style:font-size-complex="14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rsid="00072fb9" officeooo:paragraph-rsid="00072fb9" style:font-size-asian="14pt" style:font-name-complex="Times New Roman1" style:font-size-complex="14pt"/>
    </style:style>
    <style:style style:name="P6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 style:font-weight-complex="bold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72fb9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style:font-name-asian="HiddenHorzOCR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13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name-asian="Calibri2" style:font-size-asian="14pt" style:language-asian="en" style:country-asian="US" style:font-style-asian="italic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7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18" style:family="text">
      <style:text-properties style:font-name="Times New Roman" fo:font-size="13.5pt" style:font-size-asian="13.5pt" style:font-name-complex="Times New Roman1" style:font-size-complex="13.5pt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22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23" style:family="text">
      <style:text-properties fo:color="#000000" style:font-name="Times New Roman" fo:font-size="14pt" fo:language="en" fo:country="US" style:font-size-asian="14pt" style:font-name-complex="Times New Roman1" style:font-size-complex="10pt"/>
    </style:style>
    <style:style style:name="T24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25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7" style:family="text">
      <style:text-properties fo:color="#000000" style:font-name="Times New Roman" fo:font-size="14pt" fo:language="en" fo:country="US" style:font-name-asian="Calibri2" style:font-size-asian="14pt" style:language-asian="en" style:country-asian="US" style:font-name-complex="Times New Roman1" style:font-size-complex="14pt"/>
    </style:style>
    <style:style style:name="T2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9" style:family="text">
      <style:text-properties fo:color="#000000" style:font-name="Times New Roman" fo:font-size="14pt" style:font-name-asian="Calibri2" style:font-size-asian="14pt" style:language-asian="en" style:country-asian="US" style:font-name-complex="Times New Roman1" style:font-size-complex="14pt"/>
    </style:style>
    <style:style style:name="T30" style:family="text">
      <style:text-properties fo:color="#000000" style:font-name="Courier New" fo:font-size="10.5pt" style:font-name-asian="Times New Roman1" style:font-size-asian="10.5pt" style:language-asian="ru" style:country-asian="RU" style:font-name-complex="Courier New1" style:font-size-complex="10.5pt"/>
    </style:style>
    <style:style style:name="T31" style:family="text">
      <style:text-properties fo:color="#000000" style:text-position="-42% 100%" style:font-name="Times New Roman" fo:font-size="14pt" style:font-size-asian="14pt" style:font-name-complex="Times New Roman1" style:font-size-complex="14pt" style:font-style-complex="italic"/>
    </style:style>
    <style:style style:name="T32" style:family="text">
      <style:text-properties style:text-position="-42% 100%" style:font-name="Times New Roman" fo:font-size="14pt" style:font-size-asian="14pt" style:font-name-complex="Times New Roman1" style:font-size-complex="14pt"/>
    </style:style>
    <style:style style:name="T33" style:family="text">
      <style:text-properties style:text-position="-42% 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34" style:family="text">
      <style:text-properties style:text-position="-42% 100%" fo:font-size="14pt" style:font-size-asian="14pt" style:font-size-complex="14pt" style:font-style-complex="italic"/>
    </style:style>
    <style:style style:name="T35" style:family="text">
      <style:text-properties fo:font-size="14pt" fo:font-style="italic" style:font-size-asian="14pt" style:font-style-asian="italic" style:font-size-complex="14pt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38" style:family="text">
      <style:text-properties style:text-position="0% 100%" style:font-name="Times New Roman" fo:font-size="14pt" officeooo:rsid="00072fb9" style:font-size-asian="14pt" style:font-name-complex="Times New Roman1" style:font-size-complex="14pt" style:font-style-complex="italic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">Министерство образования и науки Российской Федерации</text:span></text:p>
      <text:p text:style-name="P23"><text:span text:style-name="T1">ФЕДЕРАЛЬНОЕ ГОСУДАРСТВЕННОЕ БЮДЖЕТНОЕ<text:line-break/>ОБРАЗОВАТЕЛЬНОЕ УЧРЕЖДЕНИЕ ВЫСШЕГО ОБРАЗОВАНИЯ</text:span></text:p>
      <text:p text:style-name="P23"><text:span text:style-name="T2">«САРАТОВСКИЙ НАЦИОНАЛЬНЫЙ ИССЛЕДОВАТЕЛЬСКИЙ</text:span></text:p>
      <text:p text:style-name="P23"><text:span text:style-name="T4">ГОСУДАРСТВЕННЫЙ УНИВЕРСИТЕТ</text:span></text:p>
      <text:p text:style-name="P23"><text:span text:style-name="T4">ИМЕНИ Н.Г. ЧЕРНЫШЕВСКОГО»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6">ОТЧЕТ О ПРАКТИКЕ</text:span></text:p>
      <text:p text:style-name="P26"/>
      <text:p text:style-name="P24"><text:span text:style-name="T3">Студент</text:span><text:span text:style-name="T5">а</text:span><text:span text:style-name="T3"> </text:span><text:span text:style-name="T7">3</text:span><text:span text:style-name="T3"> курса факультета </text:span><text:span text:style-name="T7">КНиИТ</text:span><text:span text:style-name="T3"> направления </text:span><text:span text:style-name="T8">27.03.03 – Системный анализ и управление</text:span></text:p>
      <text:p text:style-name="P25"/>
      <text:p text:style-name="P42"><text:bookmark text:name="_GoBack"/><text:span text:style-name="T7">Черневского Алексея Дмитриевича</text:span></text:p>
      <text:p text:style-name="P23"><text:span text:style-name="T16">фамилия, имя, отчество</text:span></text:p>
      <text:p text:style-name="P23"><text:span text:style-name="T7">кафедра системного анализа и автоматического управления</text:span></text:p>
      <text:p text:style-name="P23"><text:span text:style-name="T16">кафедра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3">Саратов, 2017</text:span></text:p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21"><text:span text:style-name="T20">Тема практики:</text:span></text:p>
      <text:p text:style-name="P21"><text:span text:style-name="T20">«Решение задач по дисциплине </text:span></text:p>
      <text:p text:style-name="P21"><text:span text:style-name="T20">“Характеристики поглощающих цепей Маркова с дискретным временем”.»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<text:span text:style-name="T21"/></text:p>
      <text:p text:style-name="P44"><text:span text:style-name="T21"/></text:p>
      <text:p text:style-name="P44"><text:soft-page-break/><text:span text:style-name="T21">Задание:</text:span><text:span text:style-name="T9"><text:tab/></text:span></text:p>
      <text:p text:style-name="P40"><text:span text:style-name="T32"><text:tab/></text:span><text:span text:style-name="T37">Определить </text:span><text:span text:style-name="T11">поглощающую цепь Маркова с дискретным временем и конечным числом состояний </text:span><text:span text:style-name="T11"><draw:frame draw:style-name="fr1" draw:name="Object1" text:anchor-type="as-char" svg:y="-0.441cm" svg:width="0.624cm" svg:height="0.73cm" draw:z-index="22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из которых первые </text:span><text:span text:style-name="T11"><draw:frame draw:style-name="fr1" draw:name="Object2" text:anchor-type="as-char" svg:y="-0.441cm" svg:width="0.462cm" svg:height="0.549cm" draw:z-index="23"><draw:object xlink:href="./Object 2" xlink:type="simple" xlink:show="embed" xlink:actuate="onLoad"/><draw:image xlink:href="./ObjectReplacements/Object 2" xlink:type="simple" xlink:show="embed" xlink:actuate="onLoad"/></draw:frame></text:span><text:span text:style-name="T35"> </text:span><text:span text:style-name="T12">состояний являются поглощающими,</text:span><text:span text:style-name="T11"> задав произвольную матрицу </text:span><text:span text:style-name="T11"><draw:frame draw:style-name="fr1" draw:name="Object3" text:anchor-type="as-char" svg:y="-0.441cm" svg:width="0.542cm" svg:height="0.549cm" draw:z-index="24"><draw:object xlink:href="./Object 3" xlink:type="simple" xlink:show="embed" xlink:actuate="onLoad"/><draw:image xlink:href="./ObjectReplacements/Object 3" xlink:type="simple" xlink:show="embed" xlink:actuate="onLoad"/></draw:frame></text:span><text:span text:style-name="T35"> </text:span><text:span text:style-name="T11">вероятностей переходов за 1 шаг и начальное распределение </text:span><text:span text:style-name="T11"><draw:frame draw:style-name="fr1" draw:name="Object4" text:anchor-type="as-char" svg:y="-0.452cm" svg:width="1.175cm" svg:height="0.593cm" draw:z-index="25"><draw:object xlink:href="./Object 4" xlink:type="simple" xlink:show="embed" xlink:actuate="onLoad"/><draw:image xlink:href="./ObjectReplacements/Object 4" xlink:type="simple" xlink:show="embed" xlink:actuate="onLoad"/></draw:frame></text:span><text:span text:style-name="T34">.</text:span></text:p>
      <text:list xml:id="list2339588241062341320" text:style-name="WWNum3">
        <text:list-item>
          <text:p text:style-name="P48"><text:span text:style-name="T11">Вычислить </text:span><text:span text:style-name="T11"><draw:frame draw:style-name="fr1" draw:name="Object5" text:anchor-type="as-char" svg:y="-0.441cm" svg:width="0.459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1">-е степени матриц </text:span><text:span text:style-name="T11"><draw:frame draw:style-name="fr1" draw:name="Object6" text:anchor-type="as-char" svg:y="-0.441cm" svg:width="0.542cm" svg:height="0.549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1"> и </text:span><text:span text:style-name="T11"><draw:frame draw:style-name="fr1" draw:name="Object7" text:anchor-type="as-char" svg:y="-0.439cm" svg:width="0.545cm" svg:height="0.547cm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35"> </text:span><text:span text:style-name="T11">при </text:span><text:span text:style-name="T11"><draw:frame draw:style-name="fr1" draw:name="Object8" text:anchor-type="as-char" svg:y="-0.439cm" svg:width="2.307cm" svg:height="0.547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38">.</text:span></text:p>
        </text:list-item>
      </text:list>
      <text:p text:style-name="P47"><text:span text:style-name="T33">Код программы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1</text:p>
            <text:p text:style-name="P51">2</text:p>
            <text:p text:style-name="P51">3</text:p>
            <text:p text:style-name="P51">4</text:p>
            <text:p text:style-name="P61">5</text:p>
            <text:p text:style-name="P61">6</text:p>
            <text:p text:style-name="P61">7</text:p>
            <text:p text:style-name="P61">8</text:p>
            <text:p text:style-name="P61">9</text:p>
            <text:p text:style-name="P61">10</text:p>
            <text:p text:style-name="P61">11</text:p>
            <text:p text:style-name="P61">12</text:p>
            <text:p text:style-name="P61">13</text:p>
            <text:p text:style-name="P61">14</text:p>
            <text:p text:style-name="P61">15</text:p>
            <text:p text:style-name="P61">16</text:p>
            <text:p text:style-name="P61">17</text:p>
            <text:p text:style-name="P61">18</text:p>
            <text:p text:style-name="P61">19</text:p>
            <text:p text:style-name="P61">20</text:p>
            <text:p text:style-name="P61">21</text:p>
            <text:p text:style-name="P61"><text:soft-page-break/>22</text:p>
            <text:p text:style-name="P61">23</text:p>
            <text:p text:style-name="P61">24</text:p>
            <text:p text:style-name="P61">25</text:p>
            <text:p text:style-name="P61">26</text:p>
            <text:p text:style-name="P61">27</text:p>
            <text:p text:style-name="P61">28</text:p>
            <text:p text:style-name="P61">29</text:p>
            <text:p text:style-name="P61">30</text:p>
            <text:p text:style-name="P61">31</text:p>
            <text:p text:style-name="P61">32</text:p>
            <text:p text:style-name="P61">33</text:p>
            <text:p text:style-name="P61">34</text:p>
            <text:p text:style-name="P61">35</text:p>
            <text:p text:style-name="P61">36</text:p>
            <text:p text:style-name="P61">37</text:p>
            <text:p text:style-name="P61">38</text:p>
            <text:p text:style-name="P61">39</text:p>
            <text:p text:style-name="P61">40</text:p>
            <text:p text:style-name="P61">41</text:p>
            <text:p text:style-name="P61">42</text:p>
          </table:table-cell>
          <table:table-cell table:style-name="Table1.B1" office:value-type="string">
            <text:p text:style-name="P51">% Мощность множества состояний.</text:p>
            <text:p text:style-name="P51">cS = 8;</text:p>
            <text:p text:style-name="P51"/>
            <text:p text:style-name="P51">% Количество поглощающих состояний цепи (первые k).</text:p>
            <text:p text:style-name="P51">k = 4;</text:p>
            <text:p text:style-name="P51">% Остальные состояния цепи являются невозвратными.</text:p>
            <text:p text:style-name="P51"/>
            <text:p text:style-name="P51">% Q -- матрица размерности k*k, описывающая эволюцию цепи после её поподания в множество её поголщающих состояний.</text:p>
            <text:p text:style-name="P51">% Так как Q=I, то:</text:p>
            <text:p text:style-name="P51">Q = eye(k, k);</text:p>
            <text:p text:style-name="P51"/>
            <text:p text:style-name="P51">% O -- матрица размерности k*(cS - k), состоящая из нулей.</text:p>
            <text:p text:style-name="P51">O = zeros(k, (cS - k));</text:p>
            <text:p text:style-name="P51"/>
            <text:p text:style-name="P51">% Матрица [H R] представляет из себя стохастическую матрицу</text:p>
            <text:p text:style-name="P51">% H -- матрица размерности (cS - k)*k, описывающая переходы цепи из состояний множества Z(невозвратных состояний) в состояния множества Y(поглощающих состояний)</text:p>
            <text:p text:style-name="P51">H = [ 0.1 0.15 0.25 0.05;</text:p>
            <text:p text:style-name="P51"><text:s text:c="6"/>0.05 0.03 0.27 0.15;</text:p>
            <text:p text:style-name="P51"><text:soft-page-break/><text:s text:c="6"/>0.01 0.09 0.35 0.05;</text:p>
            <text:p text:style-name="P51"><text:s text:c="6"/>0.1 0.2 0.1 0.05;];</text:p>
            <text:p text:style-name="P61">% R -- матрица размерности (cS - k)*(cS - k), описывающая эволюцию цепи до её выхода из множества невозвратных состояний.</text:p>
            <text:p text:style-name="P61">R = [ 0.05 0.1 0.2 0.1;</text:p>
            <text:p text:style-name="P60"><text:s text:c="6"/>0.1 0.25 0.1 0.05;</text:p>
            <text:p text:style-name="P61"><text:s text:c="6"/>0.05 0.07 0.35 0.03;</text:p>
            <text:p text:style-name="P61"><text:s text:c="6"/>0.25 0.1 0.1 0.1;];</text:p>
            <text:p text:style-name="P61"/>
            <text:p text:style-name="P61">% Создаем матрицу P из Q, O, H и R</text:p>
            <text:p text:style-name="P61">P = [Q O;</text:p>
            <text:p text:style-name="P61"><text:s text:c="5"/>H R;];</text:p>
            <text:p text:style-name="P61"/>
            <text:p text:style-name="P61">% Выводим n-ю степень матриц на каждом шаге от 1 до 7</text:p>
            <text:p text:style-name="P61">for n=1:7</text:p>
            <text:p text:style-name="P61"><text:s text:c="8"/>n</text:p>
            <text:p text:style-name="P61"/>
            <text:p text:style-name="P61"><text:s text:c="8"/>Rn = R^n</text:p>
            <text:p text:style-name="P61"/>
            <text:p text:style-name="P61"><text:s text:c="8"/>Pn = P^n</text:p>
            <text:p text:style-name="P61">end <text:s text:c="8"/></text:p>
          </table:table-cell>
        </table:table-row>
      </table:table>
      <text:p text:style-name="P39"><text:span text:style-name="T31"/></text:p>
      <text:p text:style-name="P39"><text:span text:style-name="T34"><text:tab/></text:span><text:span text:style-name="T33">Результат работы программы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console"/>n = <text:s/>1</text:p>
            <text:p text:style-name="P1">Rn =</text:p>
            <text:p text:style-name="P1"/>
            <text:p text:style-name="P1"><text:s text:c="3"/>0.050000 <text:s text:c="2"/>0.100000 <text:s text:c="2"/>0.200000 <text:s text:c="2"/>0.100000</text:p>
            <text:p text:style-name="P1"><text:s text:c="3"/>0.100000 <text:s text:c="2"/>0.250000 <text:s text:c="2"/>0.100000 <text:s text:c="2"/>0.050000</text:p>
            <text:p text:style-name="P1"><text:s text:c="3"/>0.050000 <text:s text:c="2"/>0.070000 <text:s text:c="2"/>0.350000 <text:s text:c="2"/>0.030000</text:p>
            <text:p text:style-name="P1"><text:s text:c="3"/>0.250000 <text:s text:c="2"/>0.100000 <text:s text:c="2"/>0.100000 <text:s text:c="2"/>0.100000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oft-page-break/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0000 <text:s text:c="2"/>0.15000 <text:s text:c="2"/>0.25000 <text:s text:c="2"/>0.05000 <text:s text:c="2"/>0.05000 <text:s text:c="2"/>0.10000 <text:s text:c="2"/>0.20000 <text:s text:c="2"/>0.10000</text:p>
            <text:p text:style-name="P1"><text:s text:c="3"/>0.05000 <text:s text:c="2"/>0.03000 <text:s text:c="2"/>0.27000 <text:s text:c="2"/>0.15000 <text:s text:c="2"/>0.10000 <text:s text:c="2"/>0.25000 <text:s text:c="2"/>0.10000 <text:s text:c="2"/>0.05000</text:p>
            <text:p text:style-name="P1"><text:s text:c="3"/>0.01000 <text:s text:c="2"/>0.09000 <text:s text:c="2"/>0.35000 <text:s text:c="2"/>0.05000 <text:s text:c="2"/>0.05000 <text:s text:c="2"/>0.07000 <text:s text:c="2"/>0.35000 <text:s text:c="2"/>0.03000</text:p>
            <text:p text:style-name="P1"><text:s text:c="3"/>0.10000 <text:s text:c="2"/>0.20000 <text:s text:c="2"/>0.10000 <text:s text:c="2"/>0.05000 <text:s text:c="2"/>0.25000 <text:s text:c="2"/>0.10000 <text:s text:c="2"/>0.10000 <text:s text:c="2"/>0.10000</text:p>
            <text:p text:style-name="P1"/>
            <text:p text:style-name="P1">n = <text:s/>2</text:p>
            <text:p text:style-name="P1">Rn =</text:p>
            <text:p text:style-name="P1"/>
            <text:p text:style-name="P1"><text:s text:c="3"/>0.047500 <text:s text:c="2"/>0.054000 <text:s text:c="2"/>0.100000 <text:s text:c="2"/>0.026000</text:p>
            <text:p text:style-name="P1"><text:s text:c="3"/>0.047500 <text:s text:c="2"/>0.084500 <text:s text:c="2"/>0.085000 <text:s text:c="2"/>0.030500</text:p>
            <text:p text:style-name="P1"><text:s text:c="3"/>0.034500 <text:s text:c="2"/>0.050000 <text:s text:c="2"/>0.142500 <text:s text:c="2"/>0.022000</text:p>
            <text:p text:style-name="P1"><text:s text:c="3"/>0.052500 <text:s text:c="2"/>0.067000 <text:s text:c="2"/>0.105000 <text:s text:c="2"/>0.043000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2200 <text:s text:c="2"/>0.19850 <text:s text:c="2"/>0.36950 <text:s text:c="2"/>0.08250 <text:s text:c="2"/>0.04750 <text:s text:c="2"/>0.05400 <text:s text:c="2"/>0.10000 <text:s text:c="2"/>0.02600</text:p>
            <text:p text:style-name="P1"><text:s text:c="3"/>0.07850 <text:s text:c="2"/>0.07150 <text:s text:c="2"/>0.40250 <text:s text:c="2"/>0.20000 <text:s text:c="2"/>0.04750 <text:s text:c="2"/>0.08450 <text:s text:c="2"/>0.08500 <text:s text:c="2"/>0.03050</text:p>
            <text:p text:style-name="P1"><text:s text:c="3"/>0.02500 <text:s text:c="2"/>0.13710 <text:s text:c="2"/>0.50690 <text:s text:c="2"/>0.08200 <text:s text:c="2"/>0.03450 <text:s text:c="2"/>0.05000 <text:s text:c="2"/>0.14250 <text:s text:c="2"/>0.02200</text:p>
            <text:p text:style-name="P1"><text:s text:c="3"/>0.14100 <text:s text:c="2"/>0.26950 <text:s text:c="2"/>0.23450 <text:s text:c="2"/>0.08750 <text:s text:c="2"/>0.05250 <text:s text:c="2"/>0.06700 <text:s text:c="2"/>0.10500 <text:s text:c="2"/>0.04300</text:p>
            <text:p text:style-name="P1"/>
            <text:p text:style-name="P1">n = <text:s/>3</text:p>
            <text:p text:style-name="P1">Rn =</text:p>
            <text:p text:style-name="P1"/>
            <text:p text:style-name="P1"><text:s text:c="3"/>0.019275 <text:s text:c="2"/>0.027850 <text:s text:c="2"/>0.052500 <text:s text:c="2"/>0.013050</text:p>
            <text:p text:style-name="P1"><text:s text:c="3"/>0.022700 <text:s text:c="2"/>0.034875 <text:s text:c="2"/>0.050750 <text:s text:c="2"/>0.014575</text:p>
            <text:p text:style-name="P1"><text:s text:c="3"/>0.019350 <text:s text:c="2"/>0.028125 <text:s text:c="2"/>0.063975 <text:s text:c="2"/>0.012425</text:p>
            <text:p text:style-name="P1"><text:s text:c="3"/>0.025325 <text:s text:c="2"/>0.033650 <text:s text:c="2"/>0.058250 <text:s text:c="2"/>0.016050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3305 <text:s text:c="2"/>0.22144 <text:s text:c="2"/>0.43356 <text:s text:c="2"/>0.09928 <text:s text:c="2"/>0.01928 <text:s text:c="2"/>0.02785 <text:s text:c="2"/>0.05250 <text:s text:c="2"/>0.01305</text:p>
            <text:p text:style-name="P1"><text:s text:c="3"/>0.09138 <text:s text:c="2"/>0.09491 <text:s text:c="2"/>0.46999 <text:s text:c="2"/>0.22082 <text:s text:c="2"/>0.02270 <text:s text:c="2"/>0.03488 <text:s text:c="2"/>0.05075 <text:s text:c="2"/>0.01458</text:p>
            <text:p text:style-name="P1"><text:s text:c="3"/>0.03458 <text:s text:c="2"/>0.16100 <text:s text:c="2"/>0.58110 <text:s text:c="2"/>0.09945 <text:s text:c="2"/>0.01935 <text:s text:c="2"/>0.02813 <text:s text:c="2"/>0.06398 <text:s text:c="2"/>0.01242</text:p>
            <text:p text:style-name="P1"><text:s text:c="3"/>0.15495 <text:s text:c="2"/>0.29744 <text:s text:c="2"/>0.30677 <text:s text:c="2"/>0.10758 <text:s text:c="2"/>0.02533 <text:s text:c="2"/>0.03365 <text:s text:c="2"/>0.05825 <text:s text:c="2"/>0.01605</text:p>
            <text:p text:style-name="P1"/>
            <text:p text:style-name="P1">n = <text:s/>4</text:p>
            <text:p text:style-name="P1">Rn =</text:p>
            <text:p text:style-name="P1"/>
            <text:p text:style-name="P1"><text:s text:c="3"/>0.0096363 <text:s text:c="2"/>0.0138700 <text:s text:c="2"/>0.0263200 <text:s text:c="2"/>0.0062000</text:p>
            <text:p text:style-name="P1"><text:s text:c="3"/>0.0108038 <text:s text:c="2"/>0.0159988 <text:s text:c="2"/>0.0272475 <text:s text:c="2"/>0.0069938</text:p>
            <text:p text:style-name="P1"><text:s text:c="3"/>0.0100850 <text:s text:c="2"/>0.0146870 <text:s text:c="2"/>0.0303162 <text:s text:c="2"/>0.0065030</text:p>
            <text:p text:style-name="P1"><text:s text:c="3"/>0.0115563 <text:s text:c="2"/>0.0166275 <text:s text:c="2"/>0.0304225 <text:s text:c="2"/>0.0075675</text:p>
            <text:p text:style-name="P1"><text:soft-page-break/></text:p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3820 <text:s text:c="2"/>0.23251 <text:s text:c="2"/>0.46557 <text:s text:c="2"/>0.10769 <text:s text:c="2"/>0.00964 <text:s text:c="2"/>0.01387 <text:s text:c="2"/>0.02632 <text:s text:c="2"/>0.00620</text:p>
            <text:p text:style-name="P1"><text:s text:c="3"/>0.09735 <text:s text:c="2"/>0.10684 <text:s text:c="2"/>0.50430 <text:s text:c="2"/>0.23046 <text:s text:c="2"/>0.01080 <text:s text:c="2"/>0.01600 <text:s text:c="2"/>0.02725 <text:s text:c="2"/>0.00699</text:p>
            <text:p text:style-name="P1"><text:s text:c="3"/>0.03980 <text:s text:c="2"/>0.17299 <text:s text:c="2"/>0.61717 <text:s text:c="2"/>0.10846 <text:s text:c="2"/>0.01009 <text:s text:c="2"/>0.01469 <text:s text:c="2"/>0.03032 <text:s text:c="2"/>0.00650</text:p>
            <text:p text:style-name="P1"><text:s text:c="3"/>0.16135 <text:s text:c="2"/>0.31070 <text:s text:c="2"/>0.34417 <text:s text:c="2"/>0.11760 <text:s text:c="2"/>0.01156 <text:s text:c="2"/>0.01663 <text:s text:c="2"/>0.03042 <text:s text:c="2"/>0.00757</text:p>
            <text:p text:style-name="P1"/>
            <text:p text:style-name="P1">n = <text:s/>5</text:p>
            <text:p text:style-name="P1">Rn =</text:p>
            <text:p text:style-name="P1"/>
            <text:p text:style-name="P1"><text:s text:c="3"/>0.0047348 <text:s text:c="2"/>0.0068935 <text:s text:c="2"/>0.0131462 <text:s text:c="2"/>0.0030667</text:p>
            <text:p text:style-name="P1"><text:s text:c="3"/>0.0052509 <text:s text:c="2"/>0.0076868 <text:s text:c="2"/>0.0139966 <text:s text:c="2"/>0.0033971</text:p>
            <text:p text:style-name="P1"><text:s text:c="3"/>0.0051145 <text:s text:c="2"/>0.0074527 <text:s text:c="2"/>0.0147467 <text:s text:c="2"/>0.0033026</text:p>
            <text:p text:style-name="P1"><text:s text:c="3"/>0.0056536 <text:s text:c="2"/>0.0081988 <text:s text:c="2"/>0.0153786 <text:s text:c="2"/>0.0036564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4074 <text:s text:c="2"/>0.23798 <text:s text:c="2"/>0.48156 <text:s text:c="2"/>0.11188 <text:s text:c="2"/>0.00473 <text:s text:c="2"/>0.00689 <text:s text:c="2"/>0.01315 <text:s text:c="2"/>0.00307</text:p>
            <text:p text:style-name="P1"><text:s text:c="3"/>0.10021 <text:s text:c="2"/>0.11280 <text:s text:c="2"/>0.52156 <text:s text:c="2"/>0.23511 <text:s text:c="2"/>0.00525 <text:s text:c="2"/>0.00769 <text:s text:c="2"/>0.01400 <text:s text:c="2"/>0.00340</text:p>
            <text:p text:style-name="P1"><text:s text:c="3"/>0.04249 <text:s text:c="2"/>0.17897 <text:s text:c="2"/>0.63491 <text:s text:c="2"/>0.11300 <text:s text:c="2"/>0.00511 <text:s text:c="2"/>0.00745 <text:s text:c="2"/>0.01475 <text:s text:c="2"/>0.00330</text:p>
            <text:p text:style-name="P1"><text:s text:c="3"/>0.16440 <text:s text:c="2"/>0.31718 <text:s text:c="2"/>0.36296 <text:s text:c="2"/>0.12258 <text:s text:c="2"/>0.00565 <text:s text:c="2"/>0.00820 <text:s text:c="2"/>0.01538 <text:s text:c="2"/>0.00366</text:p>
            <text:p text:style-name="P1"/>
            <text:p text:style-name="P1">n = <text:s/>6</text:p>
            <text:p text:style-name="P1">Rn =</text:p>
            <text:p text:style-name="P1"/>
            <text:p text:style-name="P1"><text:s text:c="3"/>0.0023501 <text:s text:c="2"/>0.0034238 <text:s text:c="2"/>0.0065442 <text:s text:c="2"/>0.0015192</text:p>
            <text:p text:style-name="P1"><text:s text:c="3"/>0.0025803 <text:s text:c="2"/>0.0037663 <text:s text:c="2"/>0.0070574 <text:s text:c="2"/>0.0016690</text:p>
            <text:p text:style-name="P1"><text:s text:c="3"/>0.0025640 <text:s text:c="2"/>0.0037372 <text:s text:c="2"/>0.0072598 <text:s text:c="2"/>0.0016568</text:p>
            <text:p text:style-name="P1"><text:s text:c="3"/>0.0027856 <text:s text:c="2"/>0.0040572 <text:s text:c="2"/>0.0076988 <text:s text:c="2"/>0.0018023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4200 <text:s text:c="2"/>0.24069 <text:s text:c="2"/>0.48951 <text:s text:c="2"/>0.11396 <text:s text:c="2"/>0.00235 <text:s text:c="2"/>0.00342 <text:s text:c="2"/>0.00654 <text:s text:c="2"/>0.00152</text:p>
            <text:p text:style-name="P1"><text:s text:c="3"/>0.10160 <text:s text:c="2"/>0.11575 <text:s text:c="2"/>0.53018 <text:s text:c="2"/>0.23739 <text:s text:c="2"/>0.00258 <text:s text:c="2"/>0.00377 <text:s text:c="2"/>0.00706 <text:s text:c="2"/>0.00167</text:p>
            <text:p text:style-name="P1"><text:s text:c="3"/>0.04386 <text:s text:c="2"/>0.18195 <text:s text:c="2"/>0.64370 <text:s text:c="2"/>0.11528 <text:s text:c="2"/>0.00256 <text:s text:c="2"/>0.00374 <text:s text:c="2"/>0.00726 <text:s text:c="2"/>0.00166</text:p>
            <text:p text:style-name="P1"><text:s text:c="3"/>0.16590 <text:s text:c="2"/>0.32039 <text:s text:c="2"/>0.37233 <text:s text:c="2"/>0.12504 <text:s text:c="2"/>0.00279 <text:s text:c="2"/>0.00406 <text:s text:c="2"/>0.00770 <text:s text:c="2"/>0.00180</text:p>
            <text:p text:style-name="P1"/>
            <text:p text:style-name="P1">n = <text:s/>7</text:p>
            <text:p text:style-name="P1">Rn =</text:p>
            <text:p text:style-name="P1"/>
            <text:p text:style-name="P1"><text:soft-page-break/><text:s text:c="3"/>1.1669e-03 <text:s text:c="2"/>1.7010e-03 <text:s text:c="2"/>3.2548e-03 <text:s text:c="2"/>7.5444e-04</text:p>
            <text:p text:style-name="P1"><text:s text:c="3"/>1.2758e-03 <text:s text:c="2"/>1.8605e-03 <text:s text:c="2"/>3.5297e-03 <text:s text:c="2"/>8.2497e-04</text:p>
            <text:p text:style-name="P1"><text:s text:c="3"/>1.2791e-03 <text:s text:c="2"/>1.8645e-03 <text:s text:c="2"/>3.5931e-03 <text:s text:c="2"/>8.2672e-04</text:p>
            <text:p text:style-name="P1"><text:s text:c="3"/>1.3805e-03 <text:s text:c="2"/>2.0120e-03 <text:s text:c="2"/>3.8376e-03 <text:s text:c="2"/>8.9261e-04</text:p>
            <text:p text:style-name="P1"/>
            <text:p text:style-name="P1">Pn =</text:p>
            <text:p text:style-name="P1"/>
            <text:p text:style-name="P1"><text:s text:c="3"/>1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1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1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1.00000 <text:s text:c="2"/>0.00000 <text:s text:c="2"/>0.00000 <text:s text:c="2"/>0.00000 <text:s text:c="2"/>0.00000</text:p>
            <text:p text:style-name="P1"><text:s text:c="3"/>0.14262 <text:s text:c="2"/>0.24204 <text:s text:c="2"/>0.49347 <text:s text:c="2"/>0.11500 <text:s text:c="2"/>0.00117 <text:s text:c="2"/>0.00170 <text:s text:c="2"/>0.00325 <text:s text:c="2"/>0.00075</text:p>
            <text:p text:style-name="P1"><text:s text:c="3"/>0.10228 <text:s text:c="2"/>0.11722 <text:s text:c="2"/>0.53448 <text:s text:c="2"/>0.23853 <text:s text:c="2"/>0.00128 <text:s text:c="2"/>0.00186 <text:s text:c="2"/>0.00353 <text:s text:c="2"/>0.00082</text:p>
            <text:p text:style-name="P1"><text:s text:c="3"/>0.04454 <text:s text:c="2"/>0.18343 <text:s text:c="2"/>0.64805 <text:s text:c="2"/>0.11642 <text:s text:c="2"/>0.00128 <text:s text:c="2"/>0.00186 <text:s text:c="2"/>0.00359 <text:s text:c="2"/>0.00083</text:p>
            <text:p text:style-name="P2"><text:s text:c="3"/>0.16663 <text:s text:c="2"/>0.32198 <text:s text:c="2"/>0.37700 <text:s text:c="2"/>0.12626 <text:s text:c="2"/>0.00138 <text:s text:c="2"/>0.00201 <text:s text:c="2"/>0.00384 <text:s text:c="2"/>0.00089</text:p>
          </table:table-cell>
        </table:table-row>
      </table:table>
      <text:p text:style-name="P27"><text:span text:style-name="T25"/></text:p>
      <text:p text:style-name="P20"/>
      <text:list xml:id="list53256823019258" text:continue-numbering="true" text:style-name="WWNum3">
        <text:list-item>
          <text:p text:style-name="P49"><text:span text:style-name="T11">Вычислить условные м. о. и дисперсию числа заходов цепи в невозвратное состояние </text:span><text:span text:style-name="T11"><draw:frame draw:style-name="fr1" draw:name="Object9" text:anchor-type="as-char" svg:y="-0.441cm" svg:width="0.443cm" svg:height="0.549cm" draw:z-index="4"><draw:object xlink:href="./Object 9" xlink:type="simple" xlink:show="embed" xlink:actuate="onLoad"/><draw:image xlink:href="./ObjectReplacements/Object 9" xlink:type="simple" xlink:show="embed" xlink:actuate="onLoad"/></draw:frame></text:span><text:span text:style-name="T11"> от момента начала эволюции цепи из невозвратного состояния </text:span><text:span text:style-name="T11"><draw:frame draw:style-name="fr1" draw:name="Object10" text:anchor-type="as-char" svg:y="-0.441cm" svg:width="0.439cm" svg:height="0.549cm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 до момента завершения ее эволюции в одном из поглощающих состояний, </text:span><text:span text:style-name="T11"><draw:frame draw:style-name="fr1" draw:name="Object11" text:anchor-type="as-char" svg:y="-0.441cm" svg:width="3.145cm" svg:height="0.626cm" draw:z-index="6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</text:list>
      <text:p text:style-name="P18"><text:span text:style-name="T9">Код</text:span><text:span text:style-name="T13"> </text:span><text:span text:style-name="T9">программы</text:span><text:span text:style-name="T13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  <text:p text:style-name="P54">8</text:p>
            <text:p text:style-name="P54">9</text:p>
          </table:table-cell>
          <table:table-cell table:style-name="Table3.B1" office:value-type="string">
            <text:p text:style-name="P54">% Фундаментальная матрица поглощающей цепи Маркова</text:p>
            <text:p text:style-name="P54">M = (Q — R)^(-1);</text:p>
            <text:p text:style-name="P54"/>
            <text:p text:style-name="P54">Mdg=eye(k);</text:p>
            <text:p text:style-name="P54">for n=1:k</text:p>
            <text:p text:style-name="P54"><text:s text:c="8"/>Mdg(n,n)=M(n,n);</text:p>
            <text:p text:style-name="P54">end</text:p>
            <text:p text:style-name="P54">% Ответ</text:p>
            <text:p text:style-name="P54">Msq=M.^2</text:p>
            <text:p text:style-name="P54">Dps=M*(2*Mdg-Q)-Msq</text:p>
          </table:table-cell>
        </table:table-row>
      </table:table>
      <text:p text:style-name="P22"><text:span text:style-name="T23"/></text:p>
      <text:p text:style-name="P28"/>
      <text:p text:style-name="P22"><text:span text:style-name="T15"><text:tab/></text:span><text:span text:style-name="T9">Результаты работы программы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console1"/>Msq =</text:p>
            <text:p text:style-name="P1"/>
            <text:p text:style-name="P1"><text:s text:c="3"/>1.2900771 <text:s text:c="2"/>0.0438561 <text:s text:c="2"/>0.1640107 <text:s text:c="2"/>0.0229024</text:p>
            <text:p text:style-name="P1"><text:s text:c="3"/>0.0366215 <text:s text:c="2"/>1.9614550 <text:s text:c="2"/>0.0847282 <text:s text:c="2"/>0.0118314</text:p>
            <text:p text:style-name="P1"><text:s text:c="3"/>0.0154155 <text:s text:c="2"/>0.0315818 <text:s text:c="2"/>2.6112390 <text:s text:c="2"/>0.0060113</text:p>
            <text:p text:style-name="P1"><text:s text:c="3"/>0.1228943 <text:s text:c="2"/>0.0545367 <text:s text:c="2"/>0.1052260 <text:s text:c="2"/>1.3779223</text:p>
            <text:p text:style-name="P1"><text:soft-page-break/></text:p>
            <text:p text:style-name="P1">Dps =</text:p>
            <text:p text:style-name="P1"/>
            <text:p text:style-name="P1"><text:s text:c="3"/>0.154262 <text:s text:c="2"/>0.333315 <text:s text:c="2"/>0.739856 <text:s text:c="2"/>0.181052</text:p>
            <text:p text:style-name="P1"><text:s text:c="3"/>0.206727 <text:s text:c="2"/>0.560935 <text:s text:c="2"/>0.564926 <text:s text:c="2"/>0.134761</text:p>
            <text:p text:style-name="P1"><text:s text:c="3"/>0.142469 <text:s text:c="2"/>0.288486 <text:s text:c="2"/>0.995306 <text:s text:c="2"/>0.098480</text:p>
            <text:p text:style-name="P2"><text:s text:c="3"/>0.322892 <text:s text:c="2"/>0.366062 <text:s text:c="2"/>0.618759 <text:s text:c="2"/>0.204073</text:p>
          </table:table-cell>
        </table:table-row>
      </table:table>
      <text:p text:style-name="P41"><text:span text:style-name="T20"/></text:p>
      <text:p text:style-name="P7"/>
      <text:p text:style-name="P33"/>
      <text:p text:style-name="P19"><text:span text:style-name="T18">3. </text:span><text:span text:style-name="T11">Вычислить условные м. о. и дисперсию числа заходов цепи в невозвратное состояние </text:span><text:span text:style-name="T11"><draw:frame draw:style-name="fr1" draw:name="Object12" text:anchor-type="as-char" svg:y="-0.441cm" svg:width="0.439cm" svg:height="0.549cm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 от момента начала эволюции цепи до поглощения в множестве </text:span><text:span text:style-name="T11"><draw:frame draw:style-name="fr1" draw:name="Object13" text:anchor-type="as-char" svg:y="-0.441cm" svg:width="0.543cm" svg:height="0.549cm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35"> </text:span><text:span text:style-name="T12">при данном начальном распределении вероятностей состояний </text:span><text:span text:style-name="T12"><draw:frame draw:style-name="fr1" draw:name="Object14" text:anchor-type="as-char" svg:y="-0.441cm" svg:width="1.117cm" svg:height="0.563cm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, </text:span><text:span text:style-name="T11"><draw:frame draw:style-name="fr1" draw:name="Object15" text:anchor-type="as-char" svg:y="-0.441cm" svg:width="2.755cm" svg:height="0.626cm" draw:z-index="10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5"><text:span text:style-name="T9">Код программы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  <text:p text:style-name="P54">8</text:p>
            <text:p text:style-name="P54">9</text:p>
          </table:table-cell>
          <table:table-cell table:style-name="Table5.B1" office:value-type="string">
            <text:p text:style-name="P54">% Данное начальное распределение вероятностей состряний p(0)</text:p>
            <text:p text:style-name="P54">p0 = [0.25, 0.33,0.25, 0.17];</text:p>
            <text:p text:style-name="P54"/>
            <text:p text:style-name="P54">Mdg=eye(k);</text:p>
            <text:p text:style-name="P54">for n=1:k</text:p>
            <text:p text:style-name="P54"><text:s text:c="8"/>Mdg(n,n)=M(n,n);</text:p>
            <text:p text:style-name="P54">end</text:p>
            <text:p text:style-name="P54">% Ответ</text:p>
            <text:p text:style-name="P54">Eporo = p0 * M;</text:p>
            <text:p text:style-name="P54">Dporo=p0 * M * (2 * Mdg - Q)-(p0 * M).^2;</text:p>
          </table:table-cell>
        </table:table-row>
      </table:table>
      <text:p text:style-name="P45"><text:span text:style-name="T26"/></text:p>
      <text:p text:style-name="P28"/>
      <text:p text:style-name="P22"><text:span text:style-name="T15"><text:tab/></text:span><text:span text:style-name="T9">Результаты работы программы:</text:span></text:p>
      <text:p text:style-name="P38"/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console2"/>Eporo =</text:p>
            <text:p text:style-name="P1"/>
            <text:p text:style-name="P1"><text:s text:c="3"/>0.43774 <text:s text:c="2"/>0.59865 <text:s text:c="2"/>0.65643 <text:s text:c="2"/>0.29267</text:p>
            <text:p text:style-name="P1"/>
            <text:p text:style-name="P1">Dporo =</text:p>
            <text:p text:style-name="P1"/>
            <text:p text:style-name="P2"><text:s text:c="3"/>0.36503 <text:s text:c="2"/>0.71981 <text:s text:c="2"/>1.03416 <text:s text:c="2"/>0.30877</text:p>
          </table:table-cell>
        </table:table-row>
      </table:table>
      <text:p text:style-name="P41"><text:span text:style-name="T20"/></text:p>
      <text:p text:style-name="P29"/>
      <text:p text:style-name="P19"><text:soft-page-break/><text:span text:style-name="T11">4. Вычислить м. о. длительности пребывания цепи в невозвратном состоянии </text:span><text:span text:style-name="T11"><draw:frame draw:style-name="fr1" draw:name="Object16" text:anchor-type="as-char" svg:y="-0.441cm" svg:width="0.439cm" svg:height="0.549cm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 до момента завершения ее эволюции в одном из поглощающих состояний </text:span><text:span text:style-name="T12">при данном начальном распределении вероятностей состояний </text:span><text:span text:style-name="T12"><draw:frame draw:style-name="fr1" draw:name="Object17" text:anchor-type="as-char" svg:y="-0.441cm" svg:width="1.011cm" svg:height="0.642cm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, </text:span><text:span text:style-name="T11"><draw:frame draw:style-name="fr1" draw:name="Object18" text:anchor-type="as-char" svg:y="-0.441cm" svg:width="3.06cm" svg:height="0.642cm" draw:z-index="1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5"><text:span text:style-name="T9">Код</text:span><text:span text:style-name="T13"> </text:span><text:span text:style-name="T9">программы</text:span><text:span text:style-name="T13">:</text:span></text:p>
      <text:p text:style-name="P4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</table:table-cell>
          <table:table-cell table:style-name="Table7.B1" office:value-type="string">
            <text:p text:style-name="P56">for s=5:8</text:p>
            <text:p text:style-name="P56"><text:s text:c="8"/>Ep0sigmas=p0*M(s);</text:p>
            <text:p text:style-name="P56">end</text:p>
            <text:p text:style-name="P56"/>
            <text:p text:style-name="P56">Ep0sigmas</text:p>
          </table:table-cell>
        </table:table-row>
      </table:table>
      <text:p text:style-name="P22"><text:span text:style-name="T26"/></text:p>
      <text:p text:style-name="P29"/>
      <text:p text:style-name="P22"><text:span text:style-name="T11"><text:tab/></text:span><text:span text:style-name="T9">Результаты работы программы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console3"/><text:span text:style-name="T19">Ep0sigmas =</text:span></text:p>
            <text:p text:style-name="P2"><text:s text:c="3"/>0.058383 <text:s text:c="2"/>0.077065 <text:s text:c="2"/>0.058383 <text:s text:c="2"/>0.039700</text:p>
          </table:table-cell>
        </table:table-row>
      </table:table>
      <text:p text:style-name="P31"><text:span text:style-name="T20"/></text:p>
      <text:p text:style-name="P7"/>
      <text:p text:style-name="P19"><text:span text:style-name="T28">5. </text:span><text:span text:style-name="T11">Вычислить м. о. и дисперсию длительности пребывания цепи в множестве невозвратных состояний при условии начала ее эволюции из состояния </text:span><text:span text:style-name="T11"><draw:frame draw:style-name="fr1" draw:name="Object19" text:anchor-type="as-char" svg:y="-0.441cm" svg:width="0.443cm" svg:height="0.549cm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11">, </text:span><text:span text:style-name="T11"><draw:frame draw:style-name="fr1" draw:name="Object20" text:anchor-type="as-char" svg:y="-0.441cm" svg:width="2.759cm" svg:height="0.626cm" draw:z-index="1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1"><text:span text:style-name="T9">Код программы:</text:span></text:p>
      <text:p text:style-name="P2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6">1</text:p>
            <text:p text:style-name="P56">2</text:p>
            <text:p text:style-name="P56">3</text:p>
          </table:table-cell>
          <table:table-cell table:style-name="Table9.B1" office:value-type="string">
            <text:p text:style-name="P56">tau = M * [1; 1; 1; 1;];</text:p>
            <text:p text:style-name="P56">Ersigmaz = tau</text:p>
            <text:p text:style-name="P56">Drsigmaz = (2 * M - Q) * tau - tau.^2</text:p>
          </table:table-cell>
        </table:table-row>
      </table:table>
      <text:p text:style-name="P22"><text:span text:style-name="T24"/></text:p>
      <text:p text:style-name="P28"/>
      <text:p text:style-name="P22"><text:span text:style-name="T15"><text:tab/></text:span><text:span text:style-name="T9">Результаты работы программы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section text:style-name="Sect1" text:name="console_container">
              <text:section text:style-name="Sect1" text:name="console_output_container">
                <text:p text:style-name="P4"><text:bookmark text:name="console4"/>Ersigmaz =</text:p>
                <text:p text:style-name="P1"><text:s text:c="3"/>1.9016</text:p>
                <text:p text:style-name="P1"><text:s text:c="3"/>1.9917</text:p>
                <text:p text:style-name="P1"><text:s text:c="3"/>1.9953</text:p>
                <text:p text:style-name="P1"><text:s text:c="3"/>2.0823</text:p>
                <text:p text:style-name="P4">Drsigmaz =</text:p>
                <text:p text:style-name="P1"><text:s text:c="3"/>1.8828</text:p>
                <text:p text:style-name="P1"><text:s text:c="3"/>1.9626</text:p>
                <text:p text:style-name="P1"><text:s text:c="3"/>1.9750</text:p>
                <text:p text:style-name="P1"><text:s text:c="3"/>2.0283</text:p>
              </text:section>
            </text:section>
            <text:p text:style-name="Table_20_Contents"/>
          </table:table-cell>
        </table:table-row>
      </table:table>
      <text:p text:style-name="P37"><text:soft-page-break/></text:p>
      <text:p text:style-name="P10"><text:span text:style-name="T28">6. </text:span><text:span text:style-name="T11">Вычислить условные м. о. и дисперсию длительности пребывания цепи в множестве невозвратных состояний </text:span><text:span text:style-name="T12">при данном начальном распределении вероятностей состояний </text:span><text:span text:style-name="T12"><draw:frame draw:style-name="fr1" draw:name="Object21" text:anchor-type="as-char" svg:y="-0.441cm" svg:width="1.117cm" svg:height="0.563cm" draw:z-index="16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.</text:span></text:p>
      <text:p text:style-name="P12"/>
      <text:p text:style-name="P18"><text:span text:style-name="T9">Код программы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1</text:p>
            <text:p text:style-name="P56">2</text:p>
            <text:p text:style-name="P56">3</text:p>
          </table:table-cell>
          <table:table-cell table:style-name="Table11.B1" office:value-type="string">
            <text:p text:style-name="P56">tau = M * [1; 1; 1; 1;];</text:p>
            <text:p text:style-name="P56">Ep0sigmaz = p0 * tau</text:p>
            <text:p text:style-name="P56">Dp0sigmaz = p0 * (2 * M - Q) * tau - (p0 * tau).^2</text:p>
          </table:table-cell>
        </table:table-row>
      </table:table>
      <text:p text:style-name="P22"><text:span text:style-name="T15"><text:tab/></text:span><text:span text:style-name="T9">Результаты работы программы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section text:style-name="Sect1" text:name="Section1">
              <text:section text:style-name="Sect1" text:name="Section2">
                <text:p text:style-name="P5"><text:bookmark text:name="console_output_container"/><text:bookmark text:name="console5"/>Ep0sigmaz = <text:s/>1.9855</text:p>
                <text:p text:style-name="P5">Dp0sigmaz = <text:s/>1.9603</text:p>
              </text:section>
            </text:section>
            <text:p text:style-name="Table_20_Contents"/>
          </table:table-cell>
        </table:table-row>
      </table:table>
      <text:p text:style-name="P37"/>
      <text:p text:style-name="P11"><text:span text:style-name="T28">7. Вычислить элементы матрицы </text:span><text:span text:style-name="T28"><draw:frame draw:style-name="fr1" draw:name="Object22" text:anchor-type="as-char" svg:y="-0.441cm" svg:width="0.429cm" svg:height="0.49cm" draw:z-index="17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 </text:span><text:span text:style-name="T12">вероятностей поглощения.</text:span></text:p>
      <text:p text:style-name="P13"/>
      <text:p text:style-name="P11"><text:span text:style-name="T22">Код программы:</text:span></text:p>
      <text:p text:style-name="P11"><text:span text:style-name="T28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1</text:p>
            <text:p text:style-name="P57">2</text:p>
          </table:table-cell>
          <table:table-cell table:style-name="Table13.B1" office:value-type="string">
            <text:p text:style-name="P57">% Матрица B вероятностей поглощения</text:p>
            <text:p text:style-name="P57">B = M * H</text:p>
          </table:table-cell>
        </table:table-row>
      </table:table>
      <text:p text:style-name="P11"><text:span text:style-name="T22">Результаты работы программы:</text:span></text:p>
      <table:table table:name="Table14" table:style-name="Table14">
        <table:table-column table:style-name="Table14.A"/>
        <table:table-row>
          <table:table-cell table:style-name="Table14.A1" office:value-type="string">
            <text:section text:style-name="Sect1" text:name="Section3">
              <text:section text:style-name="Sect1" text:name="Section4">
                <text:p text:style-name="P4"><text:bookmark text:name="console_output_container1"/><text:bookmark text:name="console6"/>B =</text:p>
                <text:p text:style-name="P1"><text:s text:c="3"/>0.143236 <text:s text:c="2"/>0.243370 <text:s text:c="2"/>0.497374 <text:s text:c="2"/>0.116019</text:p>
                <text:p text:style-name="P1"><text:s text:c="3"/>0.102951 <text:s text:c="2"/>0.118672 <text:s text:c="2"/>0.538738 <text:s text:c="2"/>0.239639</text:p>
                <text:p text:style-name="P1"><text:s text:c="3"/>0.045214 <text:s text:c="2"/>0.184896 <text:s text:c="2"/>0.652352 <text:s text:c="2"/>0.117538</text:p>
                <text:p text:style-name="P1"><text:s text:c="3"/>0.167362 <text:s text:c="2"/>0.323555 <text:s text:c="2"/>0.381614 <text:s text:c="2"/>0.127470</text:p>
              </text:section>
            </text:section>
            <text:p text:style-name="P53"/>
          </table:table-cell>
        </table:table-row>
      </table:table>
      <text:p text:style-name="P30"><text:span text:style-name="T25"/></text:p>
      <text:p text:style-name="P30"><text:span text:style-name="T25"/></text:p>
      <text:p text:style-name="P11"><text:span text:style-name="T12"><text:tab/>8. Вычислить м. о. и дисперсию с. в. <text:s/></text:span><text:span text:style-name="T12"><draw:frame draw:style-name="fr1" draw:name="Object23" text:anchor-type="as-char" svg:y="-0.441cm" svg:width="0.776cm" svg:height="0.626c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35"> </text:span><text:span text:style-name="T35"><draw:frame draw:style-name="fr1" draw:name="Object24" text:anchor-type="as-char" svg:y="-0.441cm" svg:width="2.759cm" svg:height="0.626cm" draw:z-index="19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4"/>
      <text:p text:style-name="P11"><text:span text:style-name="T22"><text:tab/>Код</text:span><text:span text:style-name="T26"> </text:span><text:span text:style-name="T22">программы</text:span><text:span text:style-name="T26">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1</text:p>
            <text:p text:style-name="P57">2</text:p>
            <text:p text:style-name="P57">3</text:p>
            <text:p text:style-name="P57">4</text:p>
            <text:p text:style-name="P57">5</text:p>
          </table:table-cell>
          <table:table-cell table:style-name="Table15.B1" office:value-type="string">
            <text:p text:style-name="P57">for r=5:8</text:p>
            <text:p text:style-name="P57"><text:s text:c="8"/>r</text:p>
            <text:p text:style-name="P57"><text:s text:c="8"/>Efir = 1 / (1 - P(r, r))</text:p>
            <text:p text:style-name="P57"><text:s text:c="8"/>Dfir = P(r, r) / ((1 - P(r, r))^2)</text:p>
            <text:p text:style-name="P57">end</text:p>
          </table:table-cell>
        </table:table-row>
      </table:table>
      <text:p text:style-name="P11"><text:span text:style-name="T14"/></text:p>
      <text:p text:style-name="P11"><text:span text:style-name="T22">Результаты работы программы: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section text:style-name="Sect1" text:name="Section5">
              <text:section text:style-name="Sect1" text:name="Section6">
                <text:p text:style-name="P4"><text:bookmark text:name="console_output_container2"/><text:bookmark text:name="console7"/>r = <text:s/>5</text:p>
                <text:p text:style-name="P4">Efir = <text:s/>1.0526</text:p>
                <text:p text:style-name="P4">Dfir = <text:s/>0.055402</text:p>
                <text:p text:style-name="P4">r = <text:s/>6</text:p>
                <text:p text:style-name="P4">Efir = <text:s/>1.3333</text:p>
                <text:p text:style-name="P4">Dfir = <text:s/>0.44444</text:p>
                <text:p text:style-name="P4">r = <text:s/>7</text:p>
                <text:p text:style-name="P4">Efir = <text:s/>1.5385</text:p>
                <text:p text:style-name="P4">Dfir = <text:s/>0.82840</text:p>
                <text:p text:style-name="P4">r = <text:s/>8</text:p>
                <text:p text:style-name="P4">Efir = <text:s/>1.1111</text:p>
                <text:p text:style-name="P3">Dfir = <text:s/>0.12346</text:p>
              </text:section>
            </text:section>
            <text:p text:style-name="P50"/>
          </table:table-cell>
        </table:table-row>
      </table:table>
      <text:p text:style-name="P37"><text:span text:style-name="T25"/></text:p>
      <text:p text:style-name="P11"><text:span text:style-name="T12"><text:tab/>9. Вычислить условные вероятности переходов цепи.</text:span></text:p>
      <text:p text:style-name="P17"/>
      <text:p text:style-name="P11"><text:span text:style-name="T35"><text:tab/></text:span><text:span text:style-name="T10">Код программы:</text:span></text:p>
      <text:p text:style-name="P1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2">1</text:p>
            <text:p text:style-name="P52">2</text:p>
            <text:p text:style-name="P52">3</text:p>
            <text:p text:style-name="P52">4</text:p>
            <text:p text:style-name="P52">5</text:p>
            <text:p text:style-name="P52">6</text:p>
            <text:p text:style-name="P52">7</text:p>
            <text:p text:style-name="P52">8</text:p>
            <text:p text:style-name="P52">9</text:p>
          </table:table-cell>
          <table:table-cell table:style-name="Table17.B1" office:value-type="string">
            <text:p text:style-name="P52">for r=5:8</text:p>
            <text:p text:style-name="P52"><text:s text:c="8"/>for s=1:8</text:p>
            <text:p text:style-name="P52"><text:s text:c="16"/>if(r!=s)</text:p>
            <text:p text:style-name="P52"><text:s text:c="24"/>uslovn(r,s)=P(r,s)/(1-P(r,r));</text:p>
            <text:p text:style-name="P52"><text:s text:c="16"/>end</text:p>
            <text:p text:style-name="P52"><text:s text:c="8"/>end</text:p>
            <text:p text:style-name="P52">end</text:p>
            <text:p text:style-name="P52"/>
            <text:p text:style-name="P52">uslovn </text:p>
          </table:table-cell>
        </table:table-row>
      </table:table>
      <text:p text:style-name="P11"><text:span text:style-name="T10">Результаты работы программы: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<text:bookmark text:name="console8"/>uslovn =</text:p>
            <text:p text:style-name="P1"/>
            <text:p text:style-name="P1"><text:s text:c="3"/>0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0.00000 <text:s text:c="2"/>0.00000 <text:s text:c="2"/>0.00000 <text:s text:c="2"/>0.00000 <text:s text:c="2"/>0.00000</text:p>
            <text:p text:style-name="P1"><text:s text:c="3"/>0.00000 <text:s text:c="2"/>0.00000 <text:s text:c="2"/>0.00000 <text:s text:c="2"/>0.00000 <text:s text:c="2"/>0.00000 <text:s text:c="2"/>0.00000 <text:s text:c="2"/>0.00000 <text:s text:c="2"/>0.00000</text:p>
            <text:p text:style-name="P1"><text:s text:c="3"/>0.10526 <text:s text:c="2"/>0.15789 <text:s text:c="2"/>0.26316 <text:s text:c="2"/>0.05263 <text:s text:c="2"/>0.00000 <text:s text:c="2"/>0.10526 <text:s text:c="2"/>0.21053 <text:s text:c="2"/>0.10526</text:p>
            <text:p text:style-name="P1"><text:s text:c="3"/>0.06667 <text:s text:c="2"/>0.04000 <text:s text:c="2"/>0.36000 <text:s text:c="2"/>0.20000 <text:s text:c="2"/>0.13333 <text:s text:c="2"/>0.00000 <text:s text:c="2"/>0.13333 <text:s text:c="2"/>0.06667</text:p>
            <text:p text:style-name="P1"><text:s text:c="3"/>0.01538 <text:s text:c="2"/>0.13846 <text:s text:c="2"/>0.53846 <text:s text:c="2"/>0.07692 <text:s text:c="2"/>0.07692 <text:s text:c="2"/>0.10769 <text:s text:c="2"/>0.00000 <text:s text:c="2"/>0.04615</text:p>
            <text:p text:style-name="P2"><text:s text:c="3"/>0.11111 <text:s text:c="2"/>0.22222 <text:s text:c="2"/>0.11111 <text:s text:c="2"/>0.05556 <text:s text:c="2"/>0.27778 <text:s text:c="2"/>0.11111 <text:s text:c="2"/>0.11111 <text:s text:c="2"/>0.00000</text:p>
            <text:p text:style-name="P55"/>
          </table:table-cell>
        </table:table-row>
      </table:table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11"><text:soft-page-break/><text:span text:style-name="T28"><text:tab/>10. Вычислить элементы матрицы </text:span><text:span text:style-name="T28"><draw:frame draw:style-name="fr1" draw:name="Object25" text:anchor-type="as-char" svg:y="-0.441cm" svg:width="0.716cm" svg:height="0.549cm" draw:z-index="2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3"/>
      <text:p text:style-name="P11"><text:span text:style-name="T10"><text:tab/>Код программы:</text:span></text:p>
      <text:p text:style-name="P1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9">1</text:p>
            <text:p text:style-name="P59">2</text:p>
            <text:p text:style-name="P59">3</text:p>
            <text:p text:style-name="P59">4</text:p>
            <text:p text:style-name="P59">5</text:p>
          </table:table-cell>
          <table:table-cell table:style-name="Table19.B1" office:value-type="string">
            <text:p text:style-name="P59">Mdg=eye(k);</text:p>
            <text:p text:style-name="P59">for n=1:k</text:p>
            <text:p text:style-name="P59"><text:s text:c="8"/>Mdg(n,n)=M(n,n);</text:p>
            <text:p text:style-name="P59">end</text:p>
            <text:p text:style-name="P59">G = (M - Q) * Mdg^(-1)</text:p>
          </table:table-cell>
        </table:table-row>
      </table:table>
      <text:p text:style-name="P11"><text:span text:style-name="T10">Результаты работы программы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section text:style-name="Sect1" text:name="Section7">
              <text:section text:style-name="Sect1" text:name="Section8">
                <text:p text:style-name="P4"><text:bookmark text:name="console_output_container3"/><text:bookmark text:name="console9"/>G =</text:p>
                <text:p text:style-name="P1"/>
                <text:p text:style-name="P1"><text:s text:c="3"/>0.119575 <text:s text:c="2"/>0.149529 <text:s text:c="2"/>0.250618 <text:s text:c="2"/>0.128922</text:p>
                <text:p text:style-name="P1"><text:s text:c="3"/>0.168485 <text:s text:c="2"/>0.285979 <text:s text:c="2"/>0.180132 <text:s text:c="2"/>0.092663</text:p>
                <text:p text:style-name="P1"><text:s text:c="3"/>0.109313 <text:s text:c="2"/>0.126891 <text:s text:c="2"/>0.381162 <text:s text:c="2"/>0.066050</text:p>
                <text:p text:style-name="P1"><text:s text:c="3"/>0.308644 <text:s text:c="2"/>0.166746 <text:s text:c="2"/>0.200742 <text:s text:c="2"/>0.148102</text:p>
              </text:section>
            </text:section>
            <text:p text:style-name="P53"/>
          </table:table-cell>
        </table:table-row>
      </table:table>
      <text:p text:style-name="P32"><text:span text:style-name="T20"/></text:p>
      <text:p text:style-name="P6"><text:span text:style-name="T12"><text:tab/>11. Вычислить условные м. о. числа различных невозвратных состояний, в которые когда-либо попадает цепь при начале эволюции из состояния </text:span><text:span text:style-name="T12"><draw:frame draw:style-name="fr1" draw:name="Object26" text:anchor-type="as-char" svg:y="-0.441cm" svg:width="3.551cm" svg:height="0.642cm" draw:z-index="2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8"><text:span text:style-name="T10"><text:tab/>Код программы: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8">1</text:p>
            <text:p text:style-name="P58">2</text:p>
            <text:p text:style-name="P58">3</text:p>
            <text:p text:style-name="P58">4</text:p>
            <text:p text:style-name="P58">5</text:p>
            <text:p text:style-name="P58">6</text:p>
            <text:p text:style-name="P58">7</text:p>
            <text:p text:style-name="P58">8</text:p>
            <text:p text:style-name="P58">9</text:p>
          </table:table-cell>
          <table:table-cell table:style-name="Table21.B1" office:value-type="string">
            <text:p text:style-name="P58">G = (M - Q) * Mdg^(-1);</text:p>
            <text:p text:style-name="P58"/>
            <text:p text:style-name="P58"/>
            <text:p text:style-name="P58">Gdg=eye(4);</text:p>
            <text:p text:style-name="P58">for n=1:4</text:p>
            <text:p text:style-name="P58"><text:s text:c="8"/>Gdg(n,n)=G(n,n);</text:p>
            <text:p text:style-name="P58">end</text:p>
            <text:p text:style-name="P58"/>
            <text:p text:style-name="P58">Erl=(G + (Q - Gdg)) * [1; 1; 1; 1;]</text:p>
          </table:table-cell>
        </table:table-row>
      </table:table>
      <text:p text:style-name="P8"><text:span text:style-name="T12"><text:tab/></text:span><text:span text:style-name="T10">Результаты работы программы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section text:style-name="Sect1" text:name="Section9">
              <text:section text:style-name="Sect1" text:name="Section10">
                <text:p text:style-name="P4"><text:bookmark text:name="console_output_container4"/><text:bookmark text:name="console10"/>Erl =</text:p>
                <text:p text:style-name="P1"/>
                <text:p text:style-name="P1"><text:s text:c="3"/>1.5291</text:p>
                <text:p text:style-name="P1"><text:s text:c="3"/>1.4413</text:p>
                <text:p text:style-name="P1"><text:s text:c="3"/>1.3023</text:p>
                <text:p text:style-name="P1"><text:s text:c="3"/>1.6761</text:p>
              </text:section>
            </text:section>
            <text:p text:style-name="Table_20_Contents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25%" fo:text-align="start" style:justify-single-word="false" fo:orphans="2" fo:widows="2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50%" fo:text-indent="0cm" style:auto-text-indent="false" style:page-number="auto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yashevaYS</meta:initial-creator>
    <meta:editing-cycles>13</meta:editing-cycles>
    <meta:creation-date>2017-11-16T09:45:00</meta:creation-date>
    <dc:date>2018-04-20T05:31:36.948750622</dc:date>
    <meta:editing-duration>PT11H50M15S</meta:editing-duration>
    <meta:generator>LibreOffice/5.1.6.2$Linux_X86_64 LibreOffice_project/10m0$Build-2</meta:generator>
    <meta:document-statistic meta:table-count="22" meta:image-count="0" meta:object-count="26" meta:page-count="12" meta:paragraph-count="404" meta:word-count="1631" meta:character-count="12525" meta:non-whitespace-character-count="94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c</mi>
      <mi>s</mi>
    </msub>
    <annotation encoding="StarMath 5.0">{c rSub { s } }</annotation>
  </semantics>
</math>
</file>

<file path=Object 10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11/content.xml><?xml version="1.0" encoding="utf-8"?>
<math xmlns="http://www.w3.org/1998/Math/MathML" display="block">
  <semantics>
    <mrow>
      <mstyle mathsize="12pt">
        <mrow>
          <mi>r</mi>
          <mi>,</mi>
          <mrow>
            <mi>s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r,s=k+1, dotslow ,c rSub { size 8{S} }  "." } {}</annotation>
  </semantics>
</math>
</file>

<file path=Object 12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13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14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s=k+1, dotslow ,c rSub { size 8{S} }  "." } {}</annotation>
  </semantics>
</math>
</file>

<file path=Object 16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17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s=k+1, dotslow ,c rSub { size 8{S} }  "." } {}</annotation>
  </semantics>
</math>
</file>

<file path=Object 19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/content.xml><?xml version="1.0" encoding="utf-8"?>
<math xmlns="http://www.w3.org/1998/Math/MathML" display="block">
  <semantics>
    <mi>k</mi>
    <annotation encoding="StarMath 5.0">{k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r=k+1, dotslow ,c rSub { size 8{S} }  "." } {}</annotation>
  </semantics>
</math>
</file>

<file path=Object 21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22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

<file path=Object 23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r</mi>
            </mstyle>
          </msub>
          <mi>,</mi>
        </mrow>
      </mstyle>
      <mrow/>
    </mrow>
    <annotation encoding="StarMath 5.0"> size 12{ϕ rSub { size 8{r} } ,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r=k+1, dotslow ,c rSub { size 8{S} }  "." } {}</annotation>
  </semantics>
</math>
</file>

<file path=Object 25/content.xml><?xml version="1.0" encoding="utf-8"?>
<math xmlns="http://www.w3.org/1998/Math/MathML" display="block">
  <semantics>
    <mrow>
      <mstyle mathsize="12pt">
        <mrow>
          <mi>G</mi>
          <mtext>.</mtext>
        </mrow>
      </mstyle>
      <mrow/>
    </mrow>
    <annotation encoding="StarMath 5.0"> size 12{G "." } {}</annotation>
  </semantics>
</math>
</file>

<file path=Object 26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r</mi>
            <mo stretchy="false">=</mo>
            <mrow>
              <mi>k</mi>
              <mo stretchy="false">+</mo>
              <mn>1,</mn>
            </mrow>
          </mrow>
          <mo stretchy="false">…</mo>
          <mi>,</mi>
          <msub>
            <mi>c</mi>
            <mstyle mathsize="8pt">
              <mi>S</mi>
            </mstyle>
          </msub>
          <mtext>.</mtext>
        </mrow>
      </mstyle>
      <mrow/>
    </mrow>
    <annotation encoding="StarMath 5.0"> size 12{r,`r=k+1, dotslow ,c rSub { size 8{S} }  "." } {}</annotation>
  </semantics>
</math>
</file>

<file path=Object 3/content.xml><?xml version="1.0" encoding="utf-8"?>
<math xmlns="http://www.w3.org/1998/Math/MathML" display="block">
  <semantics>
    <mi>P</mi>
    <annotation encoding="StarMath 5.0">{P}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5/content.xml><?xml version="1.0" encoding="utf-8"?>
<math xmlns="http://www.w3.org/1998/Math/MathML" display="block">
  <semantics>
    <mi>n</mi>
    <annotation encoding="StarMath 5.0">{n}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n>1,2</mn>
      </mrow>
      <mtext>.</mtext>
      <mtext>.</mtext>
      <mtext>.</mtext>
      <mn>7</mn>
    </mrow>
    <annotation encoding="StarMath 5.0">n=1,2 "."  "."  "." 7</annotation>
  </semantics>
</math>
</file>

<file path=Object 9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